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Text_20_body">
      <style:text-properties fo:language="fr" fo:country="FR"/>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Standard" style:master-page-name="Page_20_vide">
      <style:paragraph-properties style:page-number="auto" fo:break-before="page"/>
      <style:text-properties fo:language="fr" fo:country="FR"/>
    </style:style>
    <style:style style:name="P11" style:family="paragraph" style:parent-style-name="Heading" style:master-page-name="First_20_Page">
      <style:paragraph-properties fo:text-align="center" style:justify-single-word="false" style:page-number="auto"/>
      <style:text-properties style:font-name="Arial" fo:language="fr" fo:country="FR"/>
    </style:style>
    <style:style style:name="P12"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13" style:family="paragraph" style:parent-style-name="Contents_20_Heading" style:master-page-name="Page_20_vide">
      <style:paragraph-properties style:page-number="auto"/>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fr" fo:country="FR"/>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2">
      <style:paragraph-properties fo:break-before="page"/>
    </style:style>
    <style:style style:name="P18" style:family="paragraph" style:parent-style-name="Illustration_20_Index_20_Heading" style:master-page-name="Page_20_vide">
      <style:paragraph-properties style:page-number="auto"/>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User_20_Index_20_Heading" style:master-page-name="Page_20_vide">
      <style:paragraph-properties style:page-number="auto"/>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User_20_Index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itre_20_annexe" style:master-page-name="Annexe">
      <style:paragraph-properties style:page-number="1"/>
      <style:text-properties fo:language="fr" fo:country="FR"/>
    </style:style>
    <style:style style:name="P25" style:family="paragraph" style:parent-style-name="Titre_20_annexe" style:master-page-name="Annexe">
      <style:paragraph-properties style:page-number="1" fo:break-before="page"/>
      <style:text-properties fo:language="fr" fo:country="FR"/>
    </style:style>
    <style:style style:name="T1" style:family="text">
      <style:text-properties fo:language="fr" fo:country="F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t tuteuré</text:p>
      <text:p text:style-name="P12">Le Legacy Rouge</text:p>
      <text:p text:style-name="Subtitle">Cahier des charges</text:p>
      <text:p text:style-name="P10"/>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Sommaire</text:p>
          </text:index-title>
          <text:p text:style-name="P19">1 Introduction<text:tab/>4</text:p>
          <text:p text:style-name="P19">2 Descriptif du projet<text:tab/>5</text:p>
          <text:p text:style-name="P16">2.1 Genèse du groupe<text:tab/>5</text:p>
          <text:p text:style-name="P16">2.2 Description du projet<text:tab/>5</text:p>
          <text:p text:style-name="P16">2.3 Définition des règles<text:tab/>6</text:p>
          <text:p text:style-name="P19">3 Structure du projet<text:tab/>7</text:p>
          <text:p text:style-name="P16">3.1 Choix techniques<text:tab/>7</text:p>
          <text:p text:style-name="P16">3.2 MVC (Modèle Vue Contrôleur)<text:tab/>7</text:p>
          <text:p text:style-name="P23">3.2.1 Modèle<text:tab/>7</text:p>
          <text:p text:style-name="P23">3.2.2 Vue<text:tab/>7</text:p>
          <text:p text:style-name="P21">3.2.2.1 Menu principal<text:tab/>7</text:p>
          <text:p text:style-name="P21">3.2.2.2 Nouvelle Partie<text:tab/>7</text:p>
          <text:p text:style-name="P21">3.2.2.3 Charger Partie<text:tab/>7</text:p>
          <text:p text:style-name="P21">3.2.2.4 Crédits<text:tab/>7</text:p>
          <text:p text:style-name="P21">3.2.2.5 Création de Personnage<text:tab/>8</text:p>
          <text:p text:style-name="P21">3.2.2.6 Vue en Jeu<text:tab/>8</text:p>
          <text:p text:style-name="P21">3.2.2.7 Menu en Jeu<text:tab/>8</text:p>
          <text:p text:style-name="P21">3.2.2.8 Fiche Personnage<text:tab/>8</text:p>
          <text:p text:style-name="P21">3.2.2.9 Inventaire<text:tab/>8</text:p>
          <text:p text:style-name="P21">3.2.2.10 Option<text:tab/>8</text:p>
          <text:p text:style-name="P23">3.2.3 Contrôleur<text:tab/>8</text:p>
          <text:p text:style-name="P16">3.3 MCD (Modèle Conceptuel de Données)<text:tab/>8</text:p>
          <text:p text:style-name="P19">4 Répartition des tâches<text:tab/>9</text:p>
          <text:p text:style-name="P19">5 Étape à réaliser<text:tab/>10</text:p>
          <text:p text:style-name="P19">6 Conclusion<text:tab/>11</text:p>
        </text:index-body>
      </text:table-of-content>
      <text:h text:style-name="Heading_20_1" text:outline-level="1" text:is-list-header="true"/>
      <text:h text:style-name="P14" text:outline-level="1">Introduction</text:h>
      <text:p text:style-name="Text_20_body">Notre objectif de groupe est de développer un jeu de type RPG(Role Play Game)/Rogue-like. C'est à dire avoir un héro qui pourrais évoluer et gagner des objets en combattant des monstre dans un donjon.</text:p>
      <text:p text:style-name="Text_20_body">L'idée du projet nous est venu lors d'une discussion ou nous avons évoquer l'idée de faire un RPG s'inspirant du jeu « Rogue Legacy ».</text:p>
      <text:h text:style-name="P14" text:outline-level="1">Descriptif du projet</text:h>
      <text:h text:style-name="Heading_20_2" text:outline-level="2">Genèse du groupe</text:h>
      <text:p text:style-name="Text_20_body">Notre groupe est composé d'étudiants de deuxième année en DUT informatique à l'IUT de Belfort-Montbéliard :</text:p>
      <text:list xml:id="list2814487817962954034" text:style-name="L3">
        <text:list-item>
          <text:p text:style-name="P9">Bastien CHANEZ</text:p>
        </text:list-item>
        <text:list-item>
          <text:p text:style-name="P9">Léo PETIT</text:p>
        </text:list-item>
        <text:list-item>
          <text:p text:style-name="P9">Melvin SCHLIER</text:p>
        </text:list-item>
        <text:list-item>
          <text:p text:style-name="P9">Raphaël RAGOOMUNDUN</text:p>
        </text:list-item>
        <text:list-item>
          <text:p text:style-name="P9">Florian VAISSIERE</text:p>
        </text:list-item>
      </text:list>
      <text:h text:style-name="Heading_20_2" text:outline-level="2">Description du projet</text:h>
      <text:p text:style-name="Text_20_body">Le jeu sera un RPG en 2D ou le joueur incarnera un personnage pouvant attaquer, recevoir des dégâts, porter des armures, utiliser des objets et se déplacer dans différents niveaux du jeu. Le monde sera composé de deux zones :</text:p>
      <text:p text:style-name="Text_20_body">La zone de départ statique sera composée : </text:p>
      <text:p text:style-name="Text_20_body">- d'un forgeron qui permettra d'acheter des armes et des armures puis par la suite nous permettra de les améliorer.</text:p>
      <text:p text:style-name="Text_20_body">- d'une enchanteresse qui permettra d'acheter des potions et des enchantements.</text:p>
      <text:p text:style-name="Text_20_body">- d'une porte qui donnera sur le donjon.</text:p>
      <text:p text:style-name="Text_20_body">Le donjon est l'endroit où le joueur évoluera afin de gagner des ressources et de l'expérience en explorant ce dernier ou en combattant les créatures à l’intérieur.</text:p>
      <text:h text:style-name="P17" text:outline-level="2">Définition des règles</text:h>
      <text:p text:style-name="Text_20_body">Le joueur contrôle un personnage dans un environnement composé d'une zone fixe et d'un donjon. </text:p>
      <text:p text:style-name="Text_20_body">La zone fixe est sans danger, on y trouve diverses échoppes qui permettent d'acheter équipements, armes et potions, et ainsi que l'auberge qui correspond à la zone de départ. Si l'aventurier meurt il revient à la zone de réapparition avec une perte d'une partie de son argent.</text:p>
      <text:p text:style-name="Text_20_body">L'aventurier vit dans cette auberge où il peut y stocker ou échanger des objets.</text:p>
      <text:p text:style-name="Text_20_body">Le donjon est composé de niveaux générés aléatoirement où prolifèrent des monstres et des objets.</text:p>
      <text:p text:style-name="Text_20_body">Les monstres ont la capacité d'attaquer avec des armes et/ou d’exécuter des sorts en fonction de leur niveau et de l'avancé dans le jeu. Une fois mort ils peuvent laisser un objet et/ou de l'argent sur leur lieu de mort.</text:p>
      <text:p text:style-name="Text_20_body">L'aventurier tout comme les monstres combat avec des armes et peut exécuter des sorts mais à la différence des monstres la capacité d'utiliser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text:p>
      <text:p text:style-name="Text_20_body">Les objets peuvent régénérer la vie grâce aux différentes potions de vie, également recharger sa mana grâce aux potions de mana, procurer de la résistance grâce aux armures ou des dégâts avec les armes pouvant être équipé par le personnage.</text:p>
      <text:h text:style-name="P14" text:outline-level="1">Structure du projet</text:h>
      <text:h text:style-name="Heading_20_2" text:outline-level="2">Choix techniques</text:h>
      <text:p text:style-name="Text_20_body">Pour ce projet nous utiliserons le langage Java avec la bibliothèque Swing, nous travaillerons sous IDEA, afin de structurer notre projet et nos objectifs nous travaillons avec Trello (outil en ligne qui permet de contrôler les tâches des collaborateurs).</text:p>
      <text:p text:style-name="Text_20_body">Github nous permettra de partager et de gérer le versionning de notre projet, enfin les graphismes seront réalisés a l'aide de Photoshop et de Cinéma4D.</text:p>
      <text:h text:style-name="Heading_20_2" text:outline-level="2">MVC (Modèle Vue Contrôleur)</text:h>
      <text:h text:style-name="Heading_20_3" text:outline-level="3">Modèle</text:h>
      <text:p text:style-name="Text_20_body">Nous avons réalisé un UML<text:note text:id="ftn0" text:note-class="footnote"><text:note-citation>1</text:note-citation><text:note-body><text:p text:style-name="Footnote">Voir en annexe 1</text:p></text:note-body></text:note> (Unified Modeling Language) pour voir la hiérarchie entre nos différents objet.</text:p>
      <text:h text:style-name="Heading_20_3" text:outline-level="3">Vue</text:h>
      <text:p text:style-name="Text_20_body">Pour l'interaction entre les différentes vues, des dessins puis des mockups on étés réalisés pour servir de modèle visuel au projet.</text:p>
      <text:h text:style-name="Heading_20_4" text:outline-level="4">Menu principal</text:h>
      <text:p text:style-name="Text_20_body">Nous avons choisi un menu principal sobre est facile d'utilisation afin d'accéder aux options de base du jeu.</text:p>
      <text:h text:style-name="Heading_20_4" text:outline-level="4">Nouvelle Partie</text:h>
      <text:p text:style-name="Text_20_body">Dans cette section l'utilisateur peut se créer une nouvelle partie en cliquant sur l'un des « Slots » disponible. Si le « Slot » cliqué est déjà utilisé on propose à l'utilisateur d'effacer ou de choisir un autre lieu de sauvegarde.</text:p>
      <text:h text:style-name="Heading_20_4" text:outline-level="4">Charger Partie</text:h>
      <text:p text:style-name="Text_20_body">Dans cette section l'utilisateur peut charger une partie en cliquant sur l'un des « Slots » disponible</text:p>
      <text:h text:style-name="Heading_20_4" text:outline-level="4">Crédits</text:h>
      <text:p text:style-name="Text_20_body">Les crédits servent à présenter l'équipe et la raison de la conception de ce projet.</text:p>
      <text:h text:style-name="Heading_20_4" text:outline-level="4"><text:soft-page-break/>Création de Personnage</text:h>
      <text:p text:style-name="Text_20_body">Nous avons prévu une interface afin de permettre à l'utilisateur de s'approprier son personnage en le modifiant. Pouvoir changer des traits visuel comme les cheveux, la couleur de peau, etc, et en personnalisant ses compétences par exemple.</text:p>
      <text:h text:style-name="Heading_20_4" text:outline-level="4">Vue en Jeu</text:h>
      <text:p text:style-name="Text_20_body">La vue en jeu est divisé en deux vue qui concerne la zone de départ ou l'utilisateur peut se déplacer librement sans rien craindre mais dés qu'il rentre dans la partie donjon le joueur affronte des monstres de différent type.</text:p>
      <text:h text:style-name="Heading_20_4" text:outline-level="4">Menu en Jeu</text:h>
      <text:p text:style-name="Text_20_body">Ce menu permet d’accéder aux options de jeux, à l'inventaire, à la fiche des caractéristiques du personnage et à revenir à l'écran principal du jeu.</text:p>
      <text:h text:style-name="Heading_20_4" text:outline-level="4">Fiche Personnage</text:h>
      <text:p text:style-name="Text_20_body">La fiche personnage est une interface permettant de gérer les gains de point de compétences suite au gain de niveau, ainsi qu'au sort disponible. </text:p>
      <text:h text:style-name="Heading_20_4" text:outline-level="4">Inventaire</text:h>
      <text:p text:style-name="Text_20_body">L'inventaire permet aux joueurs d'utiliser les objets lâché par les monstres et de gérer ses stocks.</text:p>
      <text:h text:style-name="Heading_20_4" text:outline-level="4">Option</text:h>
      <text:p text:style-name="Text_20_body">Dans les options on peut modifier les touches de déplacement du jeu, gérer les volumes du jeux ainsi que l'utilisation du mode fenêtre ou plein écran.</text:p>
      <text:h text:style-name="Heading_20_3" text:outline-level="3">Contrôleur</text:h>
      <text:p text:style-name="Text_20_body">Nous avons besoin d'un contrôleur pour gérer l'interaction avec les boutons de chaque fenêtre et aussi pour capter les touches enfoncées par l'utilisateur avec bien sûr un timer pour interagir avec <text:s/>les divers actions en fonction du temps.</text:p>
      <text:h text:style-name="Heading_20_2" text:outline-level="2">MCD (Modèle Conceptuel de Données)</text:h>
      <text:p text:style-name="Text_20_body">Nous avons besoin d'une base de données pour s'occuper de charger et sauvegarder les parties du jeu ainsi que pour stocker les divers variétés de monstres et d'équipements.</text:p>
      <text:p text:style-name="Text_20_body">Nous avons donc réalisé un MCD<text:note text:id="ftn1" text:note-class="footnote"><text:note-citation>2</text:note-citation><text:note-body><text:p text:style-name="Footnote">Voir en annexe 2</text:p></text:note-body></text:note> pour répondre à ces attentes.</text:p>
      <text:h text:style-name="P14" text:outline-level="1">Répartition des tâches</text:h>
      <text:p text:style-name="Text_20_body">La hiérarchie du MVC nous permet de partager en trois notre projet et il nous reste donc <text:s/>la partie graphisme a traiter qui est aussi lourde que le projet.</text:p>
      <text:p text:style-name="Text_20_body">La répartition des tâches est effectué en fonction de nos préférences et de notre expérience, se qui nous donne : </text:p>
      <text:list xml:id="list489873839756823935" text:style-name="L2">
        <text:list-item>
          <text:p text:style-name="P8">Bastien : Contrôleur - Modèle</text:p>
        </text:list-item>
        <text:list-item>
          <text:p text:style-name="P8">Florian : Vue - Mockup</text:p>
        </text:list-item>
        <text:list-item>
          <text:p text:style-name="P8">Léo : BDD - Modèle</text:p>
        </text:list-item>
        <text:list-item>
          <text:p text:style-name="P8">Melvin : Texture - Vue</text:p>
        </text:list-item>
        <text:list-item>
          <text:p text:style-name="P8">Raphaël : Modèle - Contrôleur</text:p>
        </text:list-item>
      </text:list>
      <text:p text:style-name="Text_20_body"/>
      <text:p text:style-name="Text_20_body">Nous avons réalisé un diagramme de Gantt<text:note text:id="ftn2" text:note-class="footnote"><text:note-citation>3</text:note-citation><text:note-body><text:p text:style-name="Footnote">Voir en annexe 3</text:p></text:note-body></text:note> pour évaluer la progression et les objectifs de chacun.</text:p>
      <text:h text:style-name="P14" text:outline-level="1">Étape à réaliser</text:h>
      <text:p text:style-name="Text_20_body">Si le temps nous le permet, et en fonction de l'avancé du projet nous aimerions envisager diverses améliorations comme :</text:p>
      <text:list xml:id="list797871508469998919" text:style-name="L1">
        <text:list-item>
          <text:p text:style-name="P7">Les armes et les armures pourront être enchantés afin d'améliorer leurs caractéristiques ;</text:p>
        </text:list-item>
        <text:list-item>
          <text:p text:style-name="P7">Plusieurs sortilèges pour diversifier le jeu ;</text:p>
        </text:list-item>
        <text:list-item>
          <text:p text:style-name="P7">De nouveaux services dans la zone fixe ;</text:p>
        </text:list-item>
        <text:list-item>
          <text:p text:style-name="P7">Une création graphique personnalisée du personnage ;</text:p>
        </text:list-item>
        <text:list-item>
          <text:p text:style-name="P7">Des rajouts d'objets (ressources, équipements) ;</text:p>
        </text:list-item>
        <text:list-item>
          <text:p text:style-name="P7">Un système de création d'équipements (armure, arme, potion) ;</text:p>
        </text:list-item>
        <text:list-item>
          <text:p text:style-name="P7">Ajout d'affinités au sein des dégâts et des résistances (terre, feu, vent, eau) ;</text:p>
        </text:list-item>
        <text:list-item>
          <text:p text:style-name="P7">Ajout d'un didacticiel ;</text:p>
        </text:list-item>
        <text:list-item>
          <text:p text:style-name="P7">Mode multijoueur</text:p>
        </text:list-item>
      </text:list>
      <text:h text:style-name="P15" text:outline-level="1">Conclusion</text:h>
      <text:p text:style-name="Text_20_body"><text:span text:style-name="T1">Ce projet est une opportunité pour nous de nous améliorer tout en s'amusant dans un domaine que l'on apprécie tout particulièrement. </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8">Table des illustrations</text:p>
          </text:index-title>
        </text:index-body>
      </text:illustration-index>
      <text:p text:style-name="P6"/>
      <text:user-index text:style-name="Sect1" text:name="Index personnalisé1">
        <text:user-index-source text:use-index-marks="true" text:copy-outline-level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annexe"/>
          </text:index-source-styles>
        </text:user-index-source>
        <text:index-body>
          <text:index-title text:style-name="Sect1" text:name="Index personnalisé1_Head">
            <text:p text:style-name="P20">Sommaire des annexes</text:p>
          </text:index-title>
          <text:p text:style-name="P22">ANNEXE I<text:tab/>I</text:p>
          <text:p text:style-name="P22">ANNEXE II<text:tab/>I</text:p>
          <text:p text:style-name="P22">ANNEXE III<text:tab/>I</text:p>
        </text:index-body>
      </text:user-index>
      <text:p text:style-name="P6"/>
      <text:p text:style-name="P24">ANNEXE I</text:p>
      <text:p text:style-name="P25">ANNEXE II</text:p>
      <text:p text:style-name="P25">ANNEXE I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loext:contextual-spacing="false" fo:margin-top="4.001cm" fo:margin-bottom="1cm" fo:text-align="center" style:justify-single-word="false" style:page-number="auto" fo:keep-with-next="always"/>
      <style:text-properties style:font-name="Arial" fo:font-size="32pt" fo:font-weight="bold"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left="0cm" fo:margin-right="0cm" fo:margin-top="0cm" fo:margin-bottom="0.199cm"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cm" fo:margin-bottom="0.3cm"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left="0.6cm" fo:margin-right="0.3cm" fo:margin-top="0.4cm" fo:margin-bottom="0.199cm"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1.199cm" fo:margin-right="0cm" fo:margin-top="0.3cm" fo:margin-bottom="0.199cm"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left="1.799cm" fo:margin-right="0cm" fo:margin-top="0.199cm" fo:margin-bottom="0.199cm"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left="0cm" fo:margin-right="0cm" fo:margin-top="0.199cm" fo:margin-bottom="0.101cm"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loext:contextual-spacing="false" fo:margin-left="0.499cm" fo:margin-right="0cm" fo:margin-top="0cm" fo:margin-bottom="0.199cm"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loext:contextual-spacing="false" fo:margin-top="0cm" fo:margin-bottom="0.106cm"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loext:contextual-spacing="false" fo:margin-top="0cm" fo:margin-bottom="0.106cm" text:number-lines="false" text:line-number="0"/>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I</text:page-number></text:p>
      </style:footer>
    </style:master-page>
    <style:master-page style:name="Landscape" style:page-layout-name="Mpm6" style:next-style-name="Index">
      <style:footer>
        <text:p text:style-name="MP5"><text:page-number text:select-page="current">II</text:page-number></text:p>
      </style:footer>
    </style:master-page>
    <style:master-page style:name="Index" style:page-layout-name="Mpm7">
      <style:footer>
        <text:p text:style-name="MP5"><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9T11:15:26.37</meta:creation-date>
    <meta:editing-duration>PT6H45M43S</meta:editing-duration>
    <meta:editing-cycles>65</meta:editing-cycles>
    <meta:generator>OpenOffice/4.1.2$Win32 OpenOffice.org_project/412m3$Build-9782</meta:generator>
    <dc:title>Rapport</dc:title>
    <meta:initial-creator>Bastien CHANEZ</meta:initial-creator>
    <dc:date>2016-10-31T11:32:26.25</dc:date>
    <dc:creator>Bastien CHANEZ</dc:creator>
    <meta:document-statistic meta:table-count="0" meta:image-count="0" meta:object-count="0" meta:page-count="19" meta:paragraph-count="128" meta:word-count="1340" meta:character-count="7937"/>
    <meta:user-defined meta:name="Info 1"/>
    <meta:user-defined meta:name="Info 2"/>
    <meta:user-defined meta:name="Info 3"/>
    <meta:user-defined meta:name="Info 4"/>
    <meta:template xlink:type="simple" xlink:actuate="onRequest" xlink:title="Rapport" xlink:href="../../../AppData/Roaming/OpenOffice/4/user/template/Rapport1.ott" meta:date="2016-09-29T11:15:22.69"/>
  </office:meta>
</office:document-meta>
</file>